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242c2" officeooo:paragraph-rsid="000242c2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242c2" officeooo:paragraph-rsid="000242c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3d84d" officeooo:paragraph-rsid="0003d84d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0848e2" officeooo:paragraph-rsid="000848e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0e7de4" officeooo:paragraph-rsid="000efe4c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rsid="000e7de4" officeooo:paragraph-rsid="001075f0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rsid="000e7de4" officeooo:paragraph-rsid="000e7de4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officeooo:rsid="000efe4c" officeooo:paragraph-rsid="000efe4c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1b76d4" officeooo:paragraph-rsid="001b76d4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1b76d4" officeooo:paragraph-rsid="00296feb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10pt" officeooo:rsid="0015fa14" officeooo:paragraph-rsid="0015fa14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0pt" officeooo:rsid="0015fa14" officeooo:paragraph-rsid="0017e91f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size="10pt" officeooo:rsid="0013e8e5" officeooo:paragraph-rsid="0013e8e5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officeooo:rsid="00201dfa" officeooo:paragraph-rsid="00201dfa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officeooo:rsid="0020fbda" officeooo:paragraph-rsid="0020fbda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10pt" officeooo:rsid="0021e094" officeooo:paragraph-rsid="0021e094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officeooo:rsid="0021e094" officeooo:paragraph-rsid="0022b1fe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officeooo:rsid="002295b4" officeooo:paragraph-rsid="002295b4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10pt" officeooo:rsid="0022b1fe" officeooo:paragraph-rsid="0022b1fe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0pt" officeooo:rsid="0024850e" officeooo:paragraph-rsid="0024850e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size="10pt" officeooo:rsid="0025ff08" officeooo:paragraph-rsid="0025ff08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officeooo:rsid="0025ff08" officeooo:paragraph-rsid="00279998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size="10pt" officeooo:rsid="00279998" officeooo:paragraph-rsid="00279998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size="10pt" officeooo:rsid="00098414" officeooo:paragraph-rsid="000e7de4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size="10pt" officeooo:rsid="00098414" officeooo:paragraph-rsid="00098414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size="10pt" officeooo:rsid="00098414" officeooo:paragraph-rsid="000a1e3c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size="10pt" officeooo:rsid="002d33d6" officeooo:paragraph-rsid="002d33d6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size="10pt" officeooo:rsid="0007b54e" officeooo:paragraph-rsid="0007b54e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font-size="10pt" officeooo:rsid="0007b54e" officeooo:paragraph-rsid="000848e2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size="10pt" officeooo:rsid="0003d84d" officeooo:paragraph-rsid="0003d84d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size="10pt" officeooo:rsid="00041e34" officeooo:paragraph-rsid="00041e34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size="10pt" officeooo:rsid="0005b86a" officeooo:paragraph-rsid="0005b86a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font-size="10pt" officeooo:rsid="001075f0" officeooo:paragraph-rsid="001075f0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fo:font-size="10pt" officeooo:rsid="002df8df" officeooo:paragraph-rsid="002df8df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fo:font-weight="bold" officeooo:rsid="00201dfa" officeooo:paragraph-rsid="00201dfa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0pt" fo:font-weight="bold" officeooo:rsid="0020fbda" officeooo:paragraph-rsid="0020fbda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0pt" fo:font-weight="bold" officeooo:rsid="002d33d6" officeooo:paragraph-rsid="002d33d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0pt" fo:font-weight="bold" officeooo:rsid="0007b54e" officeooo:paragraph-rsid="0007b54e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0pt" fo:font-weight="bold" officeooo:rsid="000848e2" officeooo:paragraph-rsid="000848e2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0pt" fo:font-weight="bold" officeooo:rsid="0013e8e5" officeooo:paragraph-rsid="0013e8e5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0pt" fo:font-style="normal" officeooo:rsid="00098414" officeooo:paragraph-rsid="000a1e3c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text-align="justify" style:justify-single-word="false"/>
      <style:text-properties fo:font-size="10pt" fo:font-weight="normal" officeooo:rsid="00098414" officeooo:paragraph-rsid="000a1e3c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5pt" fo:font-weight="bold" officeooo:rsid="0013e8e5" officeooo:paragraph-rsid="0013e8e5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justify" style:justify-single-word="false"/>
      <style:text-properties officeooo:paragraph-rsid="0021e094"/>
    </style:style>
    <style:style style:name="P45" style:family="paragraph" style:parent-style-name="Standard">
      <style:paragraph-properties fo:text-align="justify" style:justify-single-word="false"/>
      <style:text-properties officeooo:paragraph-rsid="0024850e"/>
    </style:style>
    <style:style style:name="P46" style:family="paragraph" style:parent-style-name="Standard">
      <style:paragraph-properties fo:text-align="start" style:justify-single-word="false" fo:break-before="page"/>
      <style:text-properties fo:font-size="15pt" fo:font-weight="bold" officeooo:rsid="0003d84d" officeooo:paragraph-rsid="0003d84d" style:font-size-asian="15pt" style:font-weight-asian="bold" style:font-size-complex="15pt" style:font-weight-complex="bold"/>
    </style:style>
    <style:style style:name="P47" style:family="paragraph" style:parent-style-name="Standard" style:list-style-name="L1">
      <style:paragraph-properties fo:text-align="justify" style:justify-single-word="false"/>
      <style:text-properties fo:font-size="10pt" officeooo:rsid="000efe4c" officeooo:paragraph-rsid="000efe4c" style:font-size-asian="10pt" style:font-size-complex="10pt"/>
    </style:style>
    <style:style style:name="P48" style:family="paragraph" style:parent-style-name="Standard" style:list-style-name="L2">
      <style:paragraph-properties fo:text-align="justify" style:justify-single-word="false"/>
      <style:text-properties fo:font-size="10pt" officeooo:rsid="000848e2" officeooo:paragraph-rsid="000848e2" style:font-size-asian="10pt" style:font-size-complex="10pt"/>
    </style:style>
    <style:style style:name="P49" style:family="paragraph" style:parent-style-name="Standard" style:list-style-name="L2">
      <style:paragraph-properties fo:text-align="justify" style:justify-single-word="false"/>
      <style:text-properties fo:font-size="10pt" officeooo:rsid="000848e2" officeooo:paragraph-rsid="000c0985" style:font-size-asian="10pt" style:font-size-complex="10pt"/>
    </style:style>
    <style:style style:name="P50" style:family="paragraph" style:parent-style-name="Standard" style:list-style-name="L2">
      <style:paragraph-properties fo:text-align="justify" style:justify-single-word="false"/>
      <style:text-properties fo:font-size="10pt" officeooo:rsid="000e7de4" officeooo:paragraph-rsid="000e7de4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fo:font-size="10pt" officeooo:rsid="00201dfa" officeooo:paragraph-rsid="00201dfa" style:font-size-asian="10pt" style:font-size-complex="10pt"/>
    </style:style>
    <style:style style:name="P52" style:family="paragraph" style:parent-style-name="Standard">
      <style:paragraph-properties fo:text-align="justify" style:justify-single-word="false" fo:break-before="page"/>
      <style:text-properties fo:font-size="10pt" officeooo:rsid="00201dfa" officeooo:paragraph-rsid="00201dfa" style:font-size-asian="10pt" style:font-size-complex="10pt"/>
    </style:style>
    <style:style style:name="P5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loext:graphic-properties draw:fill="none" draw:fill-color="#ffffff"/>
    </style:style>
    <style:style style:name="P55" style:family="paragraph">
      <style:paragraph-properties fo:text-align="center"/>
    </style:style>
    <style:style style:name="T1" style:family="text">
      <style:text-properties officeooo:rsid="00041e34"/>
    </style:style>
    <style:style style:name="T2" style:family="text">
      <style:text-properties officeooo:rsid="0005b86a"/>
    </style:style>
    <style:style style:name="T3" style:family="text">
      <style:text-properties officeooo:rsid="0007b54e"/>
    </style:style>
    <style:style style:name="T4" style:family="text">
      <style:text-properties officeooo:rsid="000848e2"/>
    </style:style>
    <style:style style:name="T5" style:family="text">
      <style:text-properties officeooo:rsid="000a1e3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c0985"/>
    </style:style>
    <style:style style:name="T8" style:family="text">
      <style:text-properties officeooo:rsid="000d366d"/>
    </style:style>
    <style:style style:name="T9" style:family="text">
      <style:text-properties officeooo:rsid="000e7de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1e3c" style:font-weight-asian="bold" style:font-weight-complex="bold"/>
    </style:style>
    <style:style style:name="T12" style:family="text">
      <style:text-properties fo:font-weight="bold" officeooo:rsid="001b94c9" style:font-weight-asian="bold" style:font-weight-complex="bold"/>
    </style:style>
    <style:style style:name="T13" style:family="text">
      <style:text-properties officeooo:rsid="000efe4c"/>
    </style:style>
    <style:style style:name="T14" style:family="text">
      <style:text-properties officeooo:rsid="001075f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13495c"/>
    </style:style>
    <style:style style:name="T17" style:family="text">
      <style:text-properties officeooo:rsid="0013e8e5"/>
    </style:style>
    <style:style style:name="T18" style:family="text">
      <style:text-properties officeooo:rsid="0015fa14"/>
    </style:style>
    <style:style style:name="T19" style:family="text">
      <style:text-properties officeooo:rsid="0017e91f"/>
    </style:style>
    <style:style style:name="T20" style:family="text">
      <style:text-properties officeooo:rsid="001a1af5"/>
    </style:style>
    <style:style style:name="T21" style:family="text">
      <style:text-properties officeooo:rsid="001b94c9"/>
    </style:style>
    <style:style style:name="T22" style:family="text">
      <style:text-properties officeooo:rsid="0020fbda"/>
    </style:style>
    <style:style style:name="T23" style:family="text">
      <style:text-properties officeooo:rsid="0021e094"/>
    </style:style>
    <style:style style:name="T24" style:family="text">
      <style:text-properties officeooo:rsid="002295b4"/>
    </style:style>
    <style:style style:name="T25" style:family="text">
      <style:text-properties officeooo:rsid="0022b1fe"/>
    </style:style>
    <style:style style:name="T26" style:family="text">
      <style:text-properties fo:color="#000000"/>
    </style:style>
    <style:style style:name="T27" style:family="text">
      <style:text-properties fo:color="#000000" fo:font-size="10pt" officeooo:rsid="0024850e" style:font-size-asian="10pt" style:font-size-complex="10pt"/>
    </style:style>
    <style:style style:name="T28" style:family="text">
      <style:text-properties fo:font-size="10pt" officeooo:rsid="0021e094" style:font-size-asian="10pt" style:font-size-complex="10pt"/>
    </style:style>
    <style:style style:name="T29" style:family="text">
      <style:text-properties fo:font-size="10pt" officeooo:rsid="002295b4" style:font-size-asian="10pt" style:font-size-complex="10pt"/>
    </style:style>
    <style:style style:name="T30" style:family="text">
      <style:text-properties fo:font-size="10pt" officeooo:rsid="0022b1fe" style:font-size-asian="10pt" style:font-size-complex="10pt"/>
    </style:style>
    <style:style style:name="T31" style:family="text">
      <style:text-properties fo:font-size="10pt" officeooo:rsid="0024850e" style:font-size-asian="10pt" style:font-size-complex="10pt"/>
    </style:style>
    <style:style style:name="T32" style:family="text">
      <style:text-properties fo:font-size="10pt" officeooo:rsid="0017e91f" style:font-size-asian="10pt" style:font-size-complex="10pt"/>
    </style:style>
    <style:style style:name="T33" style:family="text">
      <style:text-properties fo:font-size="10pt" officeooo:rsid="00309a93" style:font-size-asian="10pt" style:font-size-complex="10pt"/>
    </style:style>
    <style:style style:name="T34" style:family="text">
      <style:text-properties fo:font-size="10pt" fo:font-weight="bold" officeooo:rsid="0021e094" style:font-size-asian="10pt" style:font-weight-asian="bold" style:font-size-complex="10pt" style:font-weight-complex="bold"/>
    </style:style>
    <style:style style:name="T35" style:family="text">
      <style:text-properties officeooo:rsid="0024850e"/>
    </style:style>
    <style:style style:name="T36" style:family="text">
      <style:text-properties officeooo:rsid="00279998"/>
    </style:style>
    <style:style style:name="T37" style:family="text">
      <style:text-properties officeooo:rsid="002874e7"/>
    </style:style>
    <style:style style:name="T38" style:family="text">
      <style:text-properties officeooo:rsid="002b61f8"/>
    </style:style>
    <style:style style:name="T39" style:family="text">
      <style:text-properties officeooo:rsid="002d33d6"/>
    </style:style>
    <style:style style:name="T40" style:family="text">
      <style:text-properties officeooo:rsid="002df8df"/>
    </style:style>
    <style:style style:name="T41" style:family="text">
      <style:text-properties officeooo:rsid="00309a93"/>
    </style:style>
    <style:style style:name="T42" style:family="text">
      <style:text-properties officeooo:rsid="003611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draw:textarea-vertical-align="middle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store Lezioni</text:p>
      <text:p text:style-name="P1"/>
      <text:p text:style-name="P2">AliceVittoria Sasso </text:p>
      <text:p text:style-name="P2">Università degli studi di Padova</text:p>
      <text:p text:style-name="P2">Matricola 1074588</text:p>
      <text:p text:style-name="P2"/>
      <text:p text:style-name="P46">1 Sviluppo</text:p>
      <text:p text:style-name="P3"/>
      <text:p text:style-name="P3"/>
      <text:p text:style-name="P38">1.1 Sistema</text:p>
      <text:p text:style-name="P28"/>
      <text:p text:style-name="P30">Sistema operativo di sviluppo: <text:s/>Ubuntu 16.04 LTS</text:p>
      <text:p text:style-name="P30">Compilatore: <text:s/>gcc version 5.4.0</text:p>
      <text:p text:style-name="P30">Qt: version <text:span text:style-name="T1">5.6.0</text:span></text:p>
      <text:p text:style-name="P31">QMake: version <text:span text:style-name="T2">3.0</text:span></text:p>
      <text:p text:style-name="P32">QtCreator: version <text:span text:style-name="T3">3.6.1</text:span></text:p>
      <text:p text:style-name="P32"/>
      <text:p text:style-name="P32"/>
      <text:p text:style-name="P38">1.2 <text:span text:style-name="T17">Scopo</text:span></text:p>
      <text:p text:style-name="P28"/>
      <text:p text:style-name="P29">Per la realizzazione del progetto “Freedom” di Programmazione ad Oggetti a.a. 2015/2016 è stato scelto di <text:span text:style-name="T4">programmare</text:span> un <text:span text:style-name="T14">G</text:span>estore di Lezioni <text:span text:style-name="T4">per il conseguimento di Licenze di Volo. </text:span></text:p>
      <text:p text:style-name="P4">Il progetto è stato nominato Gestore Lezioni e potrebbe essere utilizzato in una generica Avio Scuola per gestire le lezioni <text:s/>pratica impartite agli studenti e tenere traccia delle ore di volo maturate dagli stessi per il conseguimento delle ore minime curriculari per licenze offerte dall’Avio Scuola.</text:p>
      <text:p text:style-name="P28"/>
      <text:p text:style-name="P5">Gestore Lezioni contempla <text:span text:style-name="T13">i seguenti</text:span> tipi di lezione <text:span text:style-name="T13">che riguardano i tipi diversi di licenze offerte dall’AvioScuola: </text:span></text:p>
      <text:list xml:id="list2256966112889309053" text:style-name="L1">
        <text:list-item>
          <text:p text:style-name="P47">Pilota Privato, nelle varianti Normale e Acrobatico</text:p>
        </text:list-item>
        <text:list-item>
          <text:p text:style-name="P47">Pilota di Aliante</text:p>
        </text:list-item>
        <text:list-item>
          <text:p text:style-name="P47">Pilota di Ultraleggeri</text:p>
        </text:list-item>
      </text:list>
      <text:p text:style-name="P8"/>
      <text:p text:style-name="P6">Gestore Lezioni permette di <text:span text:style-name="T14">consultare tutte </text:span>le lezione <text:span text:style-name="T14">effettuate(</text:span> <text:span text:style-name="T13">in tutte le loro varianti) , visualizzarne tutti i dati ed il costo.</text:span></text:p>
      <text:p text:style-name="P6"><text:span text:style-name="T14">E’ possibile anche</text:span> aggiungere nuove lezioni, eliminare lezioni, <text:s/>effettuare il pagamento delle singole lezioni, <text:span text:style-name="T14">il tutto mantenedo la consistenza del DataBase.</text:span></text:p>
      <text:p text:style-name="P7"/>
      <text:p text:style-name="P24"><text:span text:style-name="T17">E’ anche possibile consultare l’elenco studenti per i quali </text:span>Gestore Lezioni specifica per ogni <text:span text:style-name="T17">cliente</text:span> le ore di lezione pratica <text:span text:style-name="T9">eseguite per ogni tipologia </text:span>e segnala il raggiungimento dei minimi previsti per ogni licenza, <text:span text:style-name="T5">utile per individuare gli studenti preparati.</text:span></text:p>
      <text:p text:style-name="P33">E’ inoltre visualizzato il debito corrente con l’AvioScuola e l’ammontare pagato per ogni studente, in base allo stato corrente <text:span text:style-name="T6">pagata </text:span><text:span text:style-name="T15">oppure</text:span><text:span text:style-name="T6"> non pagata</text:span> delle lezioni per tale studente.</text:p>
      <text:p text:style-name="P33"/>
      <text:p text:style-name="P33">Gestore Lezioni utilizza un database in formato XML <text:span text:style-name="T16">nel quale vengono memorizzate le lezioni con i loro dati. Vengono salvate le modifiche su tali lezioni, <text:s/>le lezioni aggiunte e quelle eliminate. </text:span></text:p>
      <text:p text:style-name="P28"/>
      <text:p text:style-name="P28"/>
      <text:p text:style-name="P28"/>
      <text:p text:style-name="P39">1.3 Note sulle <text:span text:style-name="T7">avio-</text:span>licenze </text:p>
      <text:p text:style-name="P4"/>
      <text:p text:style-name="P4">Le licenze prese in considerazione sono le seguenti:</text:p>
      <text:list xml:id="list3010277948343748028" text:style-name="L2">
        <text:list-item>
          <text:p text:style-name="P48">PPL-Private Pilot License, licenza di pilota privato (di aereo) a scopo privato, <text:span text:style-name="T5">i </text:span>requisiti minimi <text:span text:style-name="T5">sono il raggiungimento di <text:s/></text:span>12 ore di volo in doppio comando con istruttore, 45 ore di volo totale</text:p>
        </text:list-item>
        <text:list-item>
          <text:p text:style-name="P49">VDS-Volo Diporto o Sportivo, attestato per il volo con ultraleggeri, <text:span text:style-name="T5">i </text:span>requisiti minimi <text:span text:style-name="T5">sono il raggiungimento di <text:s/></text:span>16 ore di volo in doppio comando con istruttore</text:p>
        </text:list-item>
        <text:list-item>
          <text:p text:style-name="P49">GPL-Glider Pilot License, licenza di pilota di alianti, <text:span text:style-name="T5">i</text:span> requisiti mnimi <text:span text:style-name="T5">sono il raggiungimento di <text:s/>7 ore di volo in doppio comando con istruttore, 4 ore di volo in solitaria, 13 ore di volo totali</text:span></text:p>
        </text:list-item>
        <text:list-item>
          <text:p text:style-name="P50">Acrobatic PPL <text:span text:style-name="T4">License, licenza di pilota privato </text:span>acrobatico<text:span text:style-name="T4">(di aereo) , i requisiti minimi sono il raggiungimento di 1</text:span>0<text:span text:style-name="T4"> ore di volo, <text:s/></text:span>rientra nel tipo PPL è un abilitazione riguardante tale licenza</text:p>
        </text:list-item>
      </text:list>
      <text:p text:style-name="P25"/>
      <text:p text:style-name="P11">Per i costi e la poca diffusione sul territorio delle licenze acrobatiche, non è stata tenuta in considerazione tale abilitazione per GPL <text:span text:style-name="T19">e VDS nelle tabelle o nella creazione di nuove lezioni di questi due tipi.</text:span>.</text:p>
      <text:p text:style-name="P25"/>
      <text:p text:style-name="P26">Gestore Lezioni specifica per ogni studente le ore di lezione pratica e segnala il raggiungimento dei minimi previsti per ogni licenza, <text:span text:style-name="T5">utile per individuare gli studenti preparati.</text:span></text:p>
      <text:p text:style-name="P26"/>
      <text:p text:style-name="P41"><text:span text:style-name="T5">I minimi previsti coincidono con quelli di legge, </text:span>è un aspetto importate del software in quanto per la leg<text:span text:style-name="T5">islazione</text:span> <text:span text:style-name="T5">e</text:span>uropea ed italiana è possibile procedere con gli esami ed i corsi solo al superamento delle soglie minime. </text:p>
      <text:p text:style-name="P41"><text:soft-page-break/>Da notare che le ore maturate in altre Scuole <text:s/>possono essere accertate dagli organi competenti, non dall<text:span text:style-name="T5">e</text:span> Scuol<text:span text:style-name="T5">e</text:span>, <text:span text:style-name="T5">che </text:span>quindi tenedono a tenere conto solo del<text:span text:style-name="T9">l</text:span>e ore offerte nelle proprie strutture e offrire solo pacchetti di ore minime prestabilite in modo da accertarsi di mantenere i propri clienti per tutta la durata della preparazione. <text:s/></text:p>
      <text:p text:style-name="P42"><text:span text:style-name="T5">Per questo il software segnala il raggiungimento delle soglie minime effettuando il conto solo in base al </text:span><text:span text:style-name="T11">database</text:span><text:span text:style-name="T5"> fornito. </text:span></text:p>
      <text:p text:style-name="P25"/>
      <text:p text:style-name="P25"><text:span text:style-name="T5">La vera preparazione è comunque accertata dagli i</text:span>struttori, <text:span text:style-name="T5">che</text:span> spesso <text:span text:style-name="T5">richiedono alla studente di effettuare alte lezioni</text:span>. Per questo è possibile effetture più ore di quelle minime <text:span text:style-name="T8">previste</text:span>.</text:p>
      <text:p text:style-name="P25"/>
      <text:p text:style-name="P25"/>
      <text:p text:style-name="P25"/>
      <text:p text:style-name="P25"/>
      <text:p text:style-name="P43">2 Classi</text:p>
      <text:p text:style-name="P13"/>
      <text:p text:style-name="P13"/>
      <text:p text:style-name="P40">2.1 Gerarchia <text:span text:style-name="T18">Lezioni</text:span></text:p>
      <text:p text:style-name="P13"><draw:frame text:anchor-type="paragraph" draw:z-index="0" draw:name="Shape1" draw:style-name="gr1" draw:text-style-name="P54" svg:width="1.198in" svg:height="0.365in" svg:x="2.6591in" svg:y="0.0472in"><draw:text-box><text:p text:style-name="P53">Lezioni</text:p></draw:text-box></draw:frame></text:p>
      <text:p text:style-name="P13"/>
      <text:p text:style-name="P13"><draw:line text:anchor-type="paragraph" draw:z-index="7" draw:name="Shape4" draw:style-name="gr2" draw:text-style-name="P55" svg:x1="2.2736in" svg:y1="0.3366in" svg:x2="3.2008in" svg:y2="0.0909in"><text:p/></draw:line><draw:line text:anchor-type="paragraph" draw:z-index="8" draw:name="Shape5" draw:style-name="gr2" draw:text-style-name="P55" svg:x1="4.3047in" svg:y1="0.3161in" svg:x2="3.3047in" svg:y2="0.0909in"><text:p/></draw:line></text:p>
      <text:p text:style-name="P13"><draw:frame text:anchor-type="paragraph" draw:z-index="2" draw:name="Shape1" draw:style-name="gr1" draw:text-style-name="P54" svg:width="1.198in" svg:height="0.365in" svg:x="3.8571in" svg:y="0.1555in"><draw:text-box><text:p text:style-name="P53">GPL</text:p></draw:text-box></draw:frame></text:p>
      <text:p text:style-name="P13"><draw:frame text:anchor-type="paragraph" draw:z-index="1" draw:name="Shape1" draw:style-name="gr1" draw:text-style-name="P54" svg:width="1.198in" svg:height="0.365in" svg:x="1.461in" svg:y="0.0161in"><draw:text-box><text:p text:style-name="P53">Motore</text:p></draw:text-box></draw:frame></text:p>
      <text:p text:style-name="P13"/>
      <text:p text:style-name="P13"><draw:line text:anchor-type="paragraph" draw:z-index="5" draw:name="Shape2" draw:style-name="gr2" draw:text-style-name="P55" svg:x1="1.2945in" svg:y1="0.2264in" svg:x2="1.961in" svg:y2="0.0598in"><text:p/></draw:line><draw:line text:anchor-type="paragraph" draw:z-index="6" draw:name="Shape3" draw:style-name="gr2" draw:text-style-name="P55" svg:x1="2.6173in" svg:y1="0.2224in" svg:x2="2.1071in" svg:y2="0.0598in"><text:p/></draw:line></text:p>
      <text:p text:style-name="P13"><draw:frame text:anchor-type="paragraph" draw:z-index="3" draw:name="Shape1" draw:style-name="gr1" draw:text-style-name="P54" svg:width="1.198in" svg:height="0.365in" svg:x="0.4925in" svg:y="0.0661in"><draw:text-box><text:p text:style-name="P53">PPL</text:p></draw:text-box></draw:frame><draw:frame text:anchor-type="paragraph" draw:z-index="4" draw:name="Shape1" draw:style-name="gr1" draw:text-style-name="P54" svg:width="1.198in" svg:height="0.365in" svg:x="2.2008in" svg:y="0.0618in"><draw:text-box><text:p text:style-name="P53">VDS</text:p></draw:text-box></draw:frame></text:p>
      <text:p text:style-name="P13"/>
      <text:p text:style-name="P13"/>
      <text:p text:style-name="P13"/>
      <text:p text:style-name="P13"/>
      <text:p text:style-name="P11">La gerarchia si divide in base alla tipologia di lezione effettuata.</text:p>
      <text:p text:style-name="P11"/>
      <text:p text:style-name="P12">La classe base <text:span text:style-name="T20">astratta </text:span><text:span text:style-name="T10">Lezione</text:span> contiene i dati utili per tutte le lezioni <text:span text:style-name="T20">della gerarchia</text:span>: <text:span text:style-name="T19">id della lezione, codice dello studente, codice immatricolazione veicolo, presenza dell’istruttore a bordo, la durata in minuti, lo stato del pagamento, </text:span><text:s/><text:span text:style-name="T19">il tipo della lezione, se si tratta della variante acrobatica per quel tipo, il numero dei traini utilizzati per arrivare in quota.</text:span></text:p>
      <text:p text:style-name="P9">Comprende il metodo virtuale puro per il calcolo del costo della lezione, <text:span text:style-name="T37">e un metodo virtuale puro per la scrittura nel DataBase</text:span>.</text:p>
      <text:p text:style-name="P11"/>
      <text:p text:style-name="P9">La classe <text:span text:style-name="T10">Motore</text:span> eredita da Lezione, è base per le classi che richiedono il calcolo del costo della benzina, ereditano da <text:span text:style-name="T21">M</text:span>otore <text:span text:style-name="T21">le classi</text:span> PPL e VDS che <text:span text:style-name="T37">riguardano</text:span> veicoli dotati di mototore e implementano quindi il metodo per il caolcolo della benzina che in Mototre è virtuale puro. </text:p>
      <text:p text:style-name="P9"/>
      <text:p text:style-name="P9">La classe <text:span text:style-name="T10">PPL</text:span> eredita da Motore e ne implementa il metodo di calcolo della benzina, utilizzato nel <text:s/>metodo di calcolo del costo della lezione, anch’esso implementato. <text:span text:style-name="T41">Implementa saveLezione per la scrittura nel DataBase.</text:span></text:p>
      <text:p text:style-name="P9"/>
      <text:p text:style-name="P10">La classe <text:span text:style-name="T10">VDS</text:span> eredita da Motore e ne implementa il metodo di calcolo della benzina, utilizzato nel <text:s/>metodo di calcolo del costo della lezione, anch’esso implementato. <text:span text:style-name="T21"><text:s/>Implementa saveLezione per lascrittura nel DataBase.</text:span></text:p>
      <text:p text:style-name="P9"/>
      <text:p text:style-name="P10">La classe <text:span text:style-name="T12">GPL</text:span><text:span text:style-name="T10"> </text:span>eredita da<text:span text:style-name="T21">lla base Lezione in quanto riguarda veicoli sprovvisti di motore,</text:span> e ne implementa il metodo di calcolo del <text:span text:style-name="T21">costo della lezione. <text:s/>Implementa saveLezione per lascrittura nel DataBase.</text:span></text:p>
      <text:p text:style-name="P13"/>
      <text:p text:style-name="P13"/>
      <text:p text:style-name="P35">2.2 Contenitore “<text:span text:style-name="T22">Complete”</text:span></text:p>
      <text:p text:style-name="P14"/>
      <text:p text:style-name="P14">Gestore Lezioni si serve della classe contenitore nominata Complete per gestire e memorizzare le Lezioni.</text:p>
      <text:p text:style-name="P14">Tramite questa classe sarà possibile l’aggiunta, l’eliminazione e la modifica delle Lezioni. </text:p>
      <text:p text:style-name="P14">Esegue anche i conti relativi alle ore.</text:p>
      <text:p text:style-name="P14"/>
      <text:p text:style-name="P14"/>
      <text:p text:style-name="P52"/>
      <text:p text:style-name="P36">2.3 Classe DataBase</text:p>
      <text:p text:style-name="P15"/>
      <text:p text:style-name="P15">Si occupa di interagire con il DataBase XML fornito al programma. Carica le lezioni valide nel contenitore e le modifiche avvenute tramite il contenitore saranno apportate dalla classe DataBase nel file xml.</text:p>
      <text:p text:style-name="P34"><text:span text:style-name="T42">Contiene il campo dati db,</text:span> <text:s/><text:span text:style-name="T42">di tipo Complete, </text:span>sulla quale lavora.</text:p>
      <text:p text:style-name="P15">In assenza di databse viene costruito un file XML pronto ad accogliere nuovi dati<text:span text:style-name="T38">(stato vuoto)</text:span>. <text:s/>Può trovarsi anche nello stato Corrotto in caso di lettura di Lezioni con tag scorretti. <text:s/>Entramb<text:span text:style-name="T40">e</text:span> le eventualità vengono segnalate all’utente all’avvio del programma. </text:p>
      <text:p text:style-name="P15"/>
      <text:p text:style-name="P15"/>
      <text:p text:style-name="P36">2.4 <text:span text:style-name="T39">View</text:span></text:p>
      <text:p text:style-name="P36"><draw:frame text:anchor-type="paragraph" draw:z-index="9" draw:name="Shape1" draw:style-name="gr1" draw:text-style-name="P54" svg:width="1.198in" svg:height="0.365in" svg:x="2.6591in" svg:y="0.0472in"><draw:text-box><text:p text:style-name="P53">basewindow</text:p></draw:text-box></draw:frame></text:p>
      <text:p text:style-name="P36"/>
      <text:p text:style-name="P36"><draw:line text:anchor-type="paragraph" draw:z-index="13" draw:name="Shape6" draw:style-name="gr2" draw:text-style-name="P55" svg:x1="3.2319in" svg:y1="0.2638in" svg:x2="3.2319in" svg:y2="0.0909in"><text:p/></draw:line><draw:line text:anchor-type="paragraph" draw:z-index="14" draw:name="Shape7" draw:style-name="gr2" draw:text-style-name="P55" svg:x1="2.2839in" svg:y1="0.2598in" svg:x2="3.1693in" svg:y2="0.0909in"><text:p/></draw:line><draw:line text:anchor-type="paragraph" draw:z-index="15" draw:name="Shape8" draw:style-name="gr2" draw:text-style-name="P55" svg:x1="4.2736in" svg:y1="0.2681in" svg:x2="3.378in" svg:y2="0.0909in"><text:p/></draw:line></text:p>
      <text:p text:style-name="P36"><draw:frame text:anchor-type="paragraph" draw:z-index="12" draw:name="Shape1" draw:style-name="gr1" draw:text-style-name="P54" svg:width="1.198in" svg:height="0.365in" svg:x="3.961in" svg:y="0.1075in"><draw:text-box><text:p text:style-name="P53">mainwindow</text:p></draw:text-box></draw:frame><draw:frame text:anchor-type="paragraph" draw:z-index="11" draw:name="Shape1" draw:style-name="gr1" draw:text-style-name="P54" svg:width="1.198in" svg:height="0.365in" svg:x="2.6484in" svg:y="0.1035in"><draw:text-box><text:p text:style-name="P53">studentstable</text:p></draw:text-box></draw:frame><draw:frame text:anchor-type="paragraph" draw:z-index="10" draw:name="Shape1" draw:style-name="gr1" draw:text-style-name="P54" svg:width="1.198in" svg:height="0.365in" svg:x="1.3465in" svg:y="0.0992in"><draw:text-box><text:p text:style-name="P53">lessonstable</text:p></draw:text-box></draw:frame></text:p>
      <text:p text:style-name="P36"/>
      <text:p text:style-name="P36"/>
      <text:p text:style-name="P36"/>
      <text:p text:style-name="P27"/>
      <text:p text:style-name="P15">Si <text:s/>è deciso di aderire al design pattern Model-View-Controller.</text:p>
      <text:p text:style-name="P15">Le classi relative alla GUI si servono di classi controller <text:span text:style-name="T23">in modo da separare la logica dalla presentazione.</text:span></text:p>
      <text:p text:style-name="P15"/>
      <text:p text:style-name="P44"><text:span text:style-name="T28">La </text:span><text:span text:style-name="T29">C</text:span><text:span text:style-name="T28">lasse </text:span><text:span text:style-name="T34">basewindow</text:span><text:span text:style-name="T28"> </text:span><text:span text:style-name="T29">è la classe base per tutte le finestre e tabelle della gui e deriva da QWidget. </text:span><text:span text:style-name="T30">Contiene il DataBase <text:s/>e il metodo getDB() per essere utilizzato dalle classi derivate; </text:span><text:span text:style-name="T33">contiene </text:span><text:span text:style-name="T30">il metodo updateView() virtuale puro.</text:span></text:p>
      <text:p text:style-name="P16"/>
      <text:p text:style-name="P18">La Classe <text:span text:style-name="T10">lessonstable</text:span> deriva dalla basewindow, <text:span text:style-name="T25">ne sfrutta il database </text:span>e<text:span text:style-name="T25">d implementa updateView() utilizzato per ricaricare la tabella ad ogni modifica, aggiunta ed eliminazione.</text:span></text:p>
      <text:p text:style-name="P45"><text:span text:style-name="T31">Crea una tabella </text:span><text:span text:style-name="T27">QtableWidget che <text:s/>p</text:span><text:span text:style-name="T30">ermette di visualizzare per ogni lezione </text:span><text:span text:style-name="T31">il suo </text:span><text:span text:style-name="T30">ID, il codice dello studente, il</text:span><text:span text:style-name="T32"> codice immatricolazione veicolo, presenza dell’istruttore, la durata, lo stato del pagamento, <text:s/>il tipo della lezione, il costo della lezione. </text:span><text:span text:style-name="T30">S</text:span><text:span text:style-name="T32">e si tratta della variante acrobatica per </text:span><text:span text:style-name="T30">il tipo PPL</text:span><text:span text:style-name="T32">, il numero dei traini utilizzati per arrivare in quota </text:span><text:span text:style-name="T30">per il tipo GPL.</text:span></text:p>
      <text:p text:style-name="P19"/>
      <text:p text:style-name="P20">La Classe <text:span text:style-name="T10">studentstable</text:span> <text:span text:style-name="T24">deriva dalla basewindow, ne sfrutta il DataBase ed implementa updateView() utilizzato per ricaricare la tabella ad ogni modifica </text:span>del database. Crea una tabella <text:span text:style-name="T26">QtableWidget che visualizza per ogni studente il suo codice, i minimi raggiunti, il debito totate e il pagamento totale effettuato (in Euro).</text:span></text:p>
      <text:p text:style-name="P17"/>
      <text:p text:style-name="P18">La Classe <text:span text:style-name="T10">mainwindow </text:span>deriva da basewindow e contiene tre differenti tab. La prima per visualizzare le lezioni, si serve della <text:span text:style-name="T35">C</text:span>lasse lessonstable <text:span text:style-name="T41">per visualizzare le lezioni, da qui si possono eliminare o pagare le lezioni</text:span>. La seconda per l’elenco studenti con le ore maturate e l’importo dovuto, o pagato, per tali ore.</text:p>
      <text:p text:style-name="P18">La terza permette di inserire le tre tipologie di lezione, <text:span text:style-name="T35">ogni una con particolari campi richiesti,</text:span> a sinistra PPL, al centro VDS, a destra GPL.</text:p>
      <text:p text:style-name="P18"/>
      <text:p text:style-name="P18"/>
      <text:p text:style-name="P37">2.5 Controller</text:p>
      <text:p text:style-name="P18"/>
      <text:p text:style-name="P20">La Classe <text:span text:style-name="T10">c_mainwindow</text:span> serve a realizzare l’implementazione MVC, si occupa di apportare le modifiche al database quando avvengono aggiunte, eliminazioni <text:span text:style-name="T41">o</text:span> modifiche di Lezioni.</text:p>
      <text:p text:style-name="P20"/>
      <text:p text:style-name="P20"/>
      <text:p text:style-name="P37">2.6 Polimorfismo</text:p>
      <text:p text:style-name="P20"/>
      <text:p text:style-name="P21">All’avvio Gestore Lezioni <text:s/>procede con la load() di DataBase che memorizza <text:span text:style-name="T36">in</text:span> db, che è un <text:span text:style-name="T36">contenitore Complete,</text:span> <text:span text:style-name="T36">le Lezioni lette nel </text:span><text:s/><text:span text:style-name="T36">file DataBase.xml </text:span>sfruttando il polimorfismo. </text:p>
      <text:p text:style-name="P22">Durante tale load() vengono create le lezioni nelle loro varianti PPL VDS GPL, puntatori a tali lezioni vengono passati alla add() di Complete, <text:span text:style-name="T36">che utilizza un</text:span> vettore di puntatori a Lezioni, <text:span text:style-name="T36">permette il polimorfismo</text:span>. </text:p>
      <text:p text:style-name="P22">L’aggiunta di lezioni <text:span text:style-name="T36">passa per il controller c_mainwindow dove un puntatore a qualsiasi tipo di lezione creata nella mainwindow viene passato alla addDB() della classe DataBase che sfrutta la add() di Complete.</text:span></text:p>
      <text:p text:style-name="P23">Nella close() <text:s/>grazie al polimorfismo verranno chiamati i metodi saveLezione <text:s/>disponibili in ogni tipo di le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1:23:38.399594499</meta:creation-date>
    <dc:date>2016-08-28T17:13:21.815864908</dc:date>
    <meta:editing-duration>PT1H28M46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4" meta:paragraph-count="68" meta:word-count="1405" meta:character-count="9057" meta:non-whitespace-character-count="7687"/>
  </office:meta>
</office:document-meta>
</file>